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liot était [i]aux anges[/i]. Si depuis son intégration au cercle très fermé des... cercles, le garçon avait eu le plaisir d'accéder à une vie nouvelle et bien plus palpitante que ce que le quotidien d'un bourgeois londonien pouvait promettre, mais il ne se rappelait pas avoir été aussi excité depuis des lustres. Lorsque la nouvelle du bal était tombée, il avait eu toutes les peines du monde à contenir son émotion -d'aucuns diraient que « hurler de joie au beau milieu du Q.G [i]n'est pas[/i] contenir son émotion »- et s'était empressé de préparer ses atours les plus prestigieux pour l'événement, enrichis à cette occasion d'une paire de souliers neufs confectionnés à la main par sa nouvelle partenaire à sa demande.</text:p>
      <text:p text:style-name="Standard"/>
      <text:p text:style-name="Standard">Le blondin avait même été faire des emplettes en compagnie de cette dernière afin de lui trouver une robe pour le bal à venir. Annabeth était pour ainsi dire à son opposé sur l'échelle sociale et elle n'avait pas les moyens de s'offrir une tenue décente pour un événement de ce calibre, aussi il lui avait permis de piocher dans la réserve largement conséquente de capital de la famille Edwards pour se mettre sur son trente-et-un. Ainsi, ils s'étaient rendus faire les boutiques en bon duo soudé et complémentaire ; lui avait l'argent et -bien malgré lui- la connaissance des tendances mondaines et elle le sens du goût et la finesse qui lui manquaient. Les deux Notos s'étaient également munis d'un masque, Elliot jetant son dévolu sur un simple loup vénitien noir, avant de se séparer pour se vêtir.</text:p>
      <text:p text:style-name="Standard"/>
      <text:p text:style-name="Standard">Ils s'étaient ensuite retrouver pour se rendre à la demeure de Sir Van Maternhorn où avait lieu la réception. Une fois sur place, Anna l'abandonna à nouveau à l'entrée, se justifiant de devoir attendre « Leigh » parce qu'ils avaient des histoires à se raconter... Le fameux Leigh, qu'Elliot avait entraperçu lors de leur première (més)aventure. Le jeune homme était impatient de le rencontrer pour de bon, ce qui avait des chances de se produire ce soir. Il ressentait beaucoup de curiosité à son égard, et même s'il se refusait à l'admettre également une once de jalousie. En attendant, l'adepte de Shou avait donc fait son apparition en solo, le temps que sa duote le rejoigne après avoir réglé ses affaires. </text:p>
      <text:p text:style-name="Standard"/>
      <text:p text:style-name="Standard">Cette soirée promettait d'être mémorable. Tout était réuni pour qu'Elliot trouve son bonheur ; une foule bondée fin prête à lui servir d'audience, tous membres de ces si mystérieux cercles et qui auraient sans aucun doute des histoires croustillantes à lui raconter à leurs sujets, rassasiant autant que faire se peut son insatiable curiosité. Il y aurait également Anna, qui bien que leur relation semblait pour l'instant balancer entre deux extrêmes opposés s'était jusqu'à présent avérée être une complice de plaisanteries et de mauvais tours de fort bonne facture à son agréable surprise, de la musique, des danses... En bref, tous les éléments étaient présents pour qu'il brille ce soir. Tout ce qu'Elliot avait à faire c'était de...</text:p>
      <text:p text:style-name="Standard"/>
      <text:p text:style-name="Standard">-Oh, le buffet est déjà servi !</text:p>
      <text:p text:style-name="P1">Elliot se régalait. Les petits fours étaient d'excellente facture, comme on pouvait l'espérer de la part d'un excentrique et richissime noble, Prusse de surcroît, vivant dans un manoir de cette taille dans le si prestigieux quartier de Knightsbridge -quartier que le blondin fréquentait un peu trop ces derniers temps à son goût-, et la soirée était d'ors et déjà lancée sur des chapeaux de roue, l'astronomique <text:s/>audience aidant. Son regard jonglant entre le buffet et les convives, l'adepte de Shou avait repéré quelques visages -vaguement- connus, dont notamment l'inspecteur de Scotland Yard, Maximachin Pineapple, qui l'avait interrogé quelques jours plus tôt avant que la soirée ne prenne une tournure bien plus [i]palpitante[/i] que prévu, et qui à l'instar d'Elliot avait fait l'excellent choix de jeter son dévolu sur la nourriture. Peut-être irait-il le saluer plus tard, une fois qu'il aurait retrouvé sa partenaire.</text:p>
      <text:p text:style-name="Standard"/>
      <text:p text:style-name="Standard">Dans le brouhaha ambiant, le bourgeois crut reconnaître quelques voix familières. L'une était pinçante et sèche, extrêmement désagréable à ses oreilles comme si elle rappelait à lui de douloureux souvenirs et dont il ne parvint -ou ne voulut- pas à en retrouver l'origine si familière. La seconde en revanche était délicate et bien plus harmonieuse, et même s'il lui semblait l'avoir moins entendue que la première, Elliot fut très largement assisté dans la recherche de sa propriétaire, qui était en train de délivrer une performance vocale vraisemblablement appréciée des hôtes de ce [strike]bois[/strike] bal. Le visage du jeune homme fut à nouveau déchiré d'un sourire alors qu'il réalisait qu'Aspasia et l'inspecteur Pomme d'Api étaient inconsciemment liés à la même histoire -la sienne, car ses histoires étaient après tout les seules qui valaient [i]vraiment[/i] le coup d'être contées-, la Grecque et leur escapade à l'hôpital en étant le début tandis que le détective l'avait achevée.</text:p>
      <text:p text:style-name="Standard"/>
      <text:p text:style-name="Standard">Son tour de salle terminé, Elliot se tourna à nouveau vers l'entrée du manoir -non sans au passage attraper une flûte de champagne du plateau d'un domestique qui passait à sa portée- dans l'espoir d'y apercevoir une tignasse blonde enchevêtrée bien connue. Souhait qui fut presque immédiatement réalisé, bien que l'impeccable coiffure dorée n'avait rien d'enchevêtrée. A la vue d'Annabeth qui arrivait dans sa direction, Elliot fut -tel Aspasia un peu plus tôt bien qu'il n'en savait rien, cette coïncidence étant uniquement due au manque abscons d'originalité de son joueur- pris de trois émotions totalement contradictoires -mais dont l'intensité était similaire : suffisante pour lui faire avaler de travers l'énième morceau de cake qu'il était en train de s'enfiler.</text:p>
      <text:p text:style-name="Standard"/>
      <text:p text:style-name="Standard">D'abord, une hilarité quasi hystérique et qu'il eut bien du mal à ne pas laisser éclater, provoquée par la démarche gauche et malaisée de la petite Notos, jurant horriblement avec son ordinaire habileté et souplesse. Visiblement, la pauvre galérait à se dépêtrer de la fameuse robe qu'ils avaient choisie ensemble et qui tranchait avec ce qu'elle avait l'habitude de portée. La cocasse surprise passée, et le regard d'Elliot quittant la tenue d'Anna pour se porter sur son visage, celui-ci fut ensuite pris d'un émerveillement stupéfait qui le laissa pantois. Elle s'était préparée avec soin, et sa coiffure et son maquillage mettaient en valeur les traits fins de son faciès tandis que le loup qu'elle portait -sensiblement identique au sien- se chargeait de sublimer ses yeux verrons. Heureusement -ou pas, selon le point de vue-, le conteur n'eut pas le temps de se voir figé dans un sourire béat que la troisième émotion le percutait de plein fouet tandis qu'il remarquait son bras entremêlé avec celui du jeune homme qui l'accompagnait. Cette ultime émotion étant trop [i]laide[/i] et indigne d'un gentilhomme, elle ne sera pas nommé ici. Mais c'était de la jalousie. Clairement.</text:p>
      <text:p text:style-name="Standard"/>
      <text:p text:style-name="Standard">Elliot était toujours embourbé dans cette avalanche de sentiments lors que le couple arriva à sa hauteur. Il parvint finalement à se reprendre et rendit son sourire radieux à sa complice après avoir terminé d'engloutir son gâteau tandis que cette dernière se lançait dans des présentations si gênante que le mot « euphémisme » aurait été lui-même un euphémisme s'il avait servi à qualifier dans le cas présent cet adjectif. Les iris bleus de l'aventurier se fichèrent un instant dans ceux de merlan frit du dénommé Leigh avant de revenir sur la blondinette en souriant.</text:p>
      <text:p text:style-name="Standard"/>
      <text:p text:style-name="Standard"><text:soft-page-break/>-Vous êtes absolument sublime ce soir, ma chère [i]binôme[/i]. Bon, la robe à froufrous c'est pas encore ça heiiiin, mais pour le reste tu es parfaite. Son regard se reporta sur le Solaris. Le [i]fameux[/i] Leigh, enfin des présentations dignes de ce nom ! Je suis... Il repensa à leur arrivée bras dessus, bras dessous. Satisfait de te rencontrer pour de bon.</text:p>
      <text:p text:style-name="Standard"/>
      <text:p text:style-name="Standard">Le tutoiement avait fusé, sans une once d'hésitation. Elliot avait failli dire « enchanté », mais ç’aurait été mentir. Alors Annabeth fit l'erreur de tourner le dos aux deux hommes, et la bataille put commencer. Plantant son regard azur dans celui de son homologue du cercle du dieu soleil, le garçon se mit à le fixer avec intensité sans ciller une seule fois tandis qu'il n'écoutait même plus ce qu'Anna tentait de leur dire, happée à son tour par l'appel de son ventre, trop occupé qu'il était à jauger et juger ce nouvel arrivant qui portait au moins aussi mal son costume que celle-ci sa robe.</text:p>
      <text:p text:style-name="P1">La réponse de l'intéressé, à peine perceptible, perturba légèrement Elliot. En effet, si ce dernier n'avait pas fait le moindre effort pour paraître courtois ce fut en revanche le cas de son homologue qui lui accorda une salutation tout à fait aimable -qui semblait certes plus lui avoir été arrachée des tripes contre son gré que selon sa propre volonté, mais tout de même l'effort était notable. L'espace d'un instant, le bourgeois ressentit une pointe de culpabilité à avoir d'entrée de jeu offert un visage aussi peu amène à l'ami de sa binôme. Sentiment qui s'envola cependant bien vite lorsque Leigh lui rendit son regard belliqueux. Visiblement les deux avaient décidé de mettre leur cerveau de côté et de laisser parler l’ego et la testostérone si chers à leurs yeux et pourtant si souvent néfastes aux membres de leur gent. Mais passons.</text:p>
      <text:p text:style-name="Standard"/>
      <text:p text:style-name="Standard">C'est ainsi que se lança une féroce, dénuée de sens et somme toute puérile bataille de regar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0-19T13:53:14.62</meta:creation-date>
    <dc:date>2020-10-24T21:10:07.06</dc:date>
    <meta:editing-duration>PT4H2M48S</meta:editing-duration>
    <meta:editing-cycles>520</meta:editing-cycles>
    <meta:generator>OpenOffice/4.1.1$Win32 OpenOffice.org_project/411m6$Build-9775</meta:generator>
    <dc:creator>Théo </dc:creator>
    <meta:document-statistic meta:table-count="0" meta:image-count="0" meta:object-count="0" meta:page-count="4" meta:paragraph-count="14" meta:word-count="1536" meta:character-count="9347"/>
  </office:meta>
</office:document-meta>
</file>